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-template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184a" officeooo:paragraph-rsid="000d184a"/>
    </style:style>
    <style:style style:name="P2" style:family="paragraph" style:parent-style-name="Standard">
      <style:text-properties officeooo:rsid="000d184a" officeooo:paragraph-rsid="000f2410"/>
    </style:style>
    <style:style style:name="P3" style:family="paragraph" style:parent-style-name="Text_20_body">
      <style:text-properties officeooo:rsid="000d184a" officeooo:paragraph-rsid="000d184a"/>
    </style:style>
    <style:style style:name="P4" style:family="paragraph" style:parent-style-name="Text_20_body">
      <style:text-properties officeooo:rsid="000d184a" officeooo:paragraph-rsid="000f2410"/>
    </style:style>
    <style:style style:name="P5" style:family="paragraph" style:parent-style-name="Text_20_body">
      <style:text-properties officeooo:rsid="000d184a" officeooo:paragraph-rsid="001149d5"/>
    </style:style>
    <style:style style:name="P6" style:family="paragraph" style:parent-style-name="Text_20_body">
      <style:text-properties officeooo:rsid="001149d5" officeooo:paragraph-rsid="001149d5"/>
    </style:style>
    <style:style style:name="T1" style:family="text">
      <style:text-properties officeooo:rsid="0010210d"/>
    </style:style>
    <style:style style:name="T2" style:family="text">
      <style:text-properties officeooo:rsid="001149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 </text:p>
      <text:p text:style-name="P3"><text:tab/>[ </text:p>
      <text:p text:style-name="P3"><text:tab/><text:tab/>[ </text:p>
      <text:p text:style-name="P3"><text:tab/><text:tab/><text:tab/>1.151,</text:p>
      <text:p text:style-name="P3"><text:tab/><text:tab/><text:tab/>4.123</text:p>
      <text:p text:style-name="P3"><text:tab/><text:tab/>],</text:p>
      <text:p text:style-name="P1"><text:tab/><text:tab/>[</text:p>
      <text:p text:style-name="P3"><text:tab/><text:tab/><text:tab/>1.151,</text:p>
      <text:p text:style-name="P3"><text:tab/><text:tab/><text:tab/>4.123</text:p>
      <text:p text:style-name="P3"><text:tab/><text:tab/>]</text:p>
      <text:p text:style-name="P3"><text:tab/>]</text:p>
      <text:p text:style-name="P3">]</text:p>
      <text:p text:style-name="P3"/>
      <text:h text:style-name="Heading_20_1" text:outline-level="1">Jagged array <text:span text:style-name="T1">(datatype [] [])</text:span></text:h>
      <text:p text:style-name="P2">[ </text:p>
      <text:p text:style-name="P4"><text:tab/>[ </text:p>
      <text:p text:style-name="P4"><text:tab/><text:tab/>1.151,</text:p>
      <text:p text:style-name="P4"><text:tab/><text:tab/>4.123</text:p>
      <text:p text:style-name="P4"><text:tab/>],</text:p>
      <text:p text:style-name="P2"><text:tab/>[</text:p>
      <text:p text:style-name="P4"><text:tab/><text:tab/>1.151,</text:p>
      <text:p text:style-name="P4"><text:tab/><text:tab/>4.123</text:p>
      <text:p text:style-name="P4"><text:tab/>]</text:p>
      <text:p text:style-name="P4">]</text:p>
      <text:p text:style-name="P3"/>
      <text:h text:style-name="Heading_20_1" text:outline-level="1">other</text:h>
      <text:p text:style-name="P5">"<text:span text:style-name="T2">rings": </text:span>[ <text:s/>[ <text:s/>[ <text:s/>1.151, 4.123 ], [ 1.151, 4.123 ] ] ]</text:p>
      <text:p text:style-name="P5"/>
      <text:p text:style-name="P6">List inside List that holds multiple [] [] array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style:writing-mode="page"/>
      <style:text-properties style:font-name="Calibri" fo:font-family="Calibri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loext:contextual-spacing="false" fo:text-align="start" style:justify-single-word="false" style:page-number="auto" style:writing-mode="page"/>
      <style:text-properties fo:color="#0084d1" style:font-name="Liberation Mono" fo:font-family="'Liberation Mono'" style:font-style-name="Regular" style:font-family-generic="modern" style:font-pitch="fixed" fo:font-size="12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/>
      <style:text-properties fo:color="#0066cc" style:font-name="Calibri1" fo:font-family="Calibri" style:font-style-name="Bold" style:font-family-generic="swiss" style:font-pitch="variable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/>
      <style:text-properties fo:color="#000000" style:font-name="Calibri1" fo:font-family="Calibri" style:font-style-name="Bold" style:font-family-generic="swiss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/>
      <style:text-properties fo:color="#000000" style:font-name="Calibri1" fo:font-family="Calibri" style:font-style-name="Bold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Calibri1" fo:font-family="Calibri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254cm" fo:margin-bottom="0.254cm" fo:margin-left="0.254cm" fo:margin-right="0.2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5:02:03.392000000</meta:creation-date>
    <meta:editing-duration>PT22M8S</meta:editing-duration>
    <meta:editing-cycles>7</meta:editing-cycles>
    <meta:generator>LibreOffice/5.3.0.3$Windows_X86_64 LibreOffice_project/7074905676c47b82bbcfbea1aeefc84afe1c50e1</meta:generator>
    <dc:title>orange_blue_05041</dc:title>
    <dc:date>2017-03-08T12:48:02.785000000</dc:date>
    <meta:document-statistic meta:table-count="0" meta:image-count="0" meta:object-count="0" meta:page-count="1" meta:paragraph-count="26" meta:word-count="50" meta:character-count="236" meta:non-whitespace-character-count="170"/>
    <meta:user-defined meta:name="Info 1"/>
    <meta:user-defined meta:name="Info 2"/>
    <meta:user-defined meta:name="Info 3"/>
    <meta:user-defined meta:name="Info 4"/>
    <meta:template xlink:type="simple" xlink:actuate="onRequest" xlink:title="orange_and_blue" xlink:href="../../AppData/Roaming/LibreOffice/4/user/template/styles/orange_blue.ott" meta:date="2016-05-04T15:02:03.137000000"/>
  </office:meta>
</office:document-meta>
</file>